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6cm"/>
    </style:style>
    <style:style style:name="co4" style:family="table-column">
      <style:table-column-properties fo:break-before="auto" style:column-width="4.105cm"/>
    </style:style>
    <style:style style:name="co5" style:family="table-column">
      <style:table-column-properties fo:break-before="auto" style:column-width="3.909cm"/>
    </style:style>
    <style:style style:name="co6" style:family="table-column">
      <style:table-column-properties fo:break-before="auto" style:column-width="3.069cm"/>
    </style:style>
    <style:style style:name="co7" style:family="table-column">
      <style:table-column-properties fo:break-before="auto" style:column-width="4.524cm"/>
    </style:style>
    <style:style style:name="co8" style:family="table-column">
      <style:table-column-properties fo:break-before="auto" style:column-width="2.007cm"/>
    </style:style>
    <style:style style:name="co9" style:family="table-column">
      <style:table-column-properties fo:break-before="auto" style:column-width="3.378cm"/>
    </style:style>
    <style:style style:name="co10" style:family="table-column">
      <style:table-column-properties fo:break-before="auto" style:column-width="5.5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0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Hoja_5f_1">
      <style:table-properties table:display="true" style:writing-mode="lr-tb"/>
    </style:style>
    <style:style style:name="ta2" style:family="table" style:master-page-name="PageStyle_5f_Formato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33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_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9" table:default-cell-style-name="ce3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>
            <text:p>PEDIDO</text:p>
          </table:table-cell>
          <table:table-cell table:style-name="ce1" office:value-type="string" calcext:value-type="string">
            <text:p>ID_TECNICO</text:p>
          </table:table-cell>
          <table:table-cell table:style-name="ce4" office:value-type="string" calcext:value-type="string">
            <text:p>EMPRESA</text:p>
          </table:table-cell>
          <table:table-cell table:style-name="ce1" office:value-type="string" calcext:value-type="string">
            <text:p>DESPACHO</text:p>
          </table:table-cell>
          <table:table-cell table:style-name="ce1" office:value-type="string" calcext:value-type="string">
            <text:p>Observaciones</text:p>
          </table:table-cell>
          <table:table-cell table:style-name="ce4" office:value-type="string" calcext:value-type="string">
            <text:p>ACCION</text:p>
          </table:table-cell>
          <table:table-cell table:style-name="ce4" office:value-type="string" calcext:value-type="string">
            <text:p>SUB_ACCION</text:p>
          </table:table-cell>
          <table:table-cell table:style-name="ce4" office:value-type="string" calcext:value-type="string">
            <text:p>PROCESO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65083713442637</text:p>
          </table:table-cell>
          <table:table-cell table:style-name="ce2" office:value-type="float" office:value="1036664493" calcext:value-type="float">
            <text:p>1036664493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Centro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309502879</text:p>
          </table:table-cell>
          <table:table-cell table:style-name="ce2" office:value-type="float" office:value="1152701897" calcext:value-type="float">
            <text:p>1152701897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Centro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853051067</text:p>
          </table:table-cell>
          <table:table-cell table:style-name="ce2" office:value-type="float" office:value="71734398" calcext:value-type="float">
            <text:p>71734398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Centro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954983528</text:p>
          </table:table-cell>
          <table:table-cell table:style-name="ce2" office:value-type="float" office:value="1037471309" calcext:value-type="float">
            <text:p>1037471309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Centro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666863775</text:p>
          </table:table-cell>
          <table:table-cell table:style-name="ce2" office:value-type="float" office:value="11793696" calcext:value-type="float">
            <text:p>11793696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Centro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058348639</text:p>
          </table:table-cell>
          <table:table-cell table:style-name="ce2" office:value-type="float" office:value="1214737930" calcext:value-type="float">
            <text:p>1214737930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Centro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78933878892</text:p>
          </table:table-cell>
          <table:table-cell table:style-name="ce2" office:value-type="float" office:value="71709617" calcext:value-type="float">
            <text:p>71709617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79618806074</text:p>
          </table:table-cell>
          <table:table-cell table:style-name="ce2" office:value-type="float" office:value="1193147092" calcext:value-type="float">
            <text:p>1193147092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384227609</text:p>
          </table:table-cell>
          <table:table-cell table:style-name="ce2" office:value-type="float" office:value="71383281" calcext:value-type="float">
            <text:p>71383281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730392612</text:p>
          </table:table-cell>
          <table:table-cell table:style-name="ce2" office:value-type="float" office:value="1022093773" calcext:value-type="float">
            <text:p>1022093773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746539566</text:p>
          </table:table-cell>
          <table:table-cell table:style-name="ce2" office:value-type="float" office:value="1152714932" calcext:value-type="float">
            <text:p>1152714932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801360807</text:p>
          </table:table-cell>
          <table:table-cell table:style-name="ce2" office:value-type="float" office:value="1045078955" calcext:value-type="float">
            <text:p>1045078955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889093893</text:p>
          </table:table-cell>
          <table:table-cell table:style-name="ce2" office:value-type="float" office:value="10884200" calcext:value-type="float">
            <text:p>10884200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029540719</text:p>
          </table:table-cell>
          <table:table-cell table:style-name="ce2" office:value-type="float" office:value="1102724381" calcext:value-type="float">
            <text:p>1102724381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767374162</text:p>
          </table:table-cell>
          <table:table-cell table:style-name="ce2" office:value-type="float" office:value="71261656" calcext:value-type="float">
            <text:p>71261656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1584679757</text:p>
          </table:table-cell>
          <table:table-cell table:style-name="ce2" office:value-type="float" office:value="71785266" calcext:value-type="float">
            <text:p>71785266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283315332</text:p>
          </table:table-cell>
          <table:table-cell table:style-name="ce2" office:value-type="float" office:value="1037584522" calcext:value-type="float">
            <text:p>1037584522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404890462</text:p>
          </table:table-cell>
          <table:table-cell table:style-name="ce2" office:value-type="float" office:value="1037777297" calcext:value-type="float">
            <text:p>1037777297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346388289</text:p>
          </table:table-cell>
          <table:table-cell table:style-name="ce2" office:value-type="float" office:value="1017191587" calcext:value-type="float">
            <text:p>1017191587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309656324</text:p>
          </table:table-cell>
          <table:table-cell table:style-name="ce2" office:value-type="float" office:value="98569768" calcext:value-type="float">
            <text:p>98569768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227952710</text:p>
          </table:table-cell>
          <table:table-cell table:style-name="ce2" office:value-type="float" office:value="1144047555" calcext:value-type="float">
            <text:p>1144047555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276596164</text:p>
          </table:table-cell>
          <table:table-cell table:style-name="ce2" office:value-type="float" office:value="1152714932" calcext:value-type="float">
            <text:p>1152714932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807292355</text:p>
          </table:table-cell>
          <table:table-cell table:style-name="ce2" office:value-type="float" office:value="71337269" calcext:value-type="float">
            <text:p>71337269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739607547</text:p>
          </table:table-cell>
          <table:table-cell table:style-name="ce2" office:value-type="float" office:value="1090336786" calcext:value-type="float">
            <text:p>1090336786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78758455493</text:p>
          </table:table-cell>
          <table:table-cell table:style-name="ce2" office:value-type="float" office:value="71746988" calcext:value-type="float">
            <text:p>71746988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418976410</text:p>
          </table:table-cell>
          <table:table-cell table:style-name="ce2" office:value-type="float" office:value="71337269" calcext:value-type="float">
            <text:p>71337269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691423624</text:p>
          </table:table-cell>
          <table:table-cell table:style-name="ce2" office:value-type="float" office:value="1090336786" calcext:value-type="float">
            <text:p>1090336786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580447984</text:p>
          </table:table-cell>
          <table:table-cell table:style-name="ce2" office:value-type="float" office:value="15441460" calcext:value-type="float">
            <text:p>15441460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454431260</text:p>
          </table:table-cell>
          <table:table-cell table:style-name="ce2" office:value-type="float" office:value="1040043551" calcext:value-type="float">
            <text:p>1040043551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747496879</text:p>
          </table:table-cell>
          <table:table-cell table:style-name="ce2" office:value-type="float" office:value="1152468886" calcext:value-type="float">
            <text:p>1152468886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697156441</text:p>
          </table:table-cell>
          <table:table-cell table:style-name="ce2" office:value-type="float" office:value="1146437858" calcext:value-type="float">
            <text:p>1146437858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484508891</text:p>
          </table:table-cell>
          <table:table-cell table:style-name="ce2" office:value-type="float" office:value="1063276632" calcext:value-type="float">
            <text:p>1063276632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402970549</text:p>
          </table:table-cell>
          <table:table-cell table:style-name="ce2" office:value-type="float" office:value="70141249" calcext:value-type="float">
            <text:p>70141249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726633031</text:p>
          </table:table-cell>
          <table:table-cell table:style-name="ce2" office:value-type="float" office:value="1037605970" calcext:value-type="float">
            <text:p>1037605970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655209012</text:p>
          </table:table-cell>
          <table:table-cell table:style-name="ce2" office:value-type="float" office:value="1001139749" calcext:value-type="float">
            <text:p>1001139749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315166396</text:p>
          </table:table-cell>
          <table:table-cell table:style-name="ce2" office:value-type="float" office:value="71381400" calcext:value-type="float">
            <text:p>71381400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049949403</text:p>
          </table:table-cell>
          <table:table-cell table:style-name="ce2" office:value-type="float" office:value="1037605768" calcext:value-type="float">
            <text:p>1037605768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069107887</text:p>
          </table:table-cell>
          <table:table-cell table:style-name="ce2" office:value-type="float" office:value="1001131987" calcext:value-type="float">
            <text:p>1001131987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437578679</text:p>
          </table:table-cell>
          <table:table-cell table:style-name="ce2" office:value-type="float" office:value="1093140931" calcext:value-type="float">
            <text:p>1093140931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553121828</text:p>
          </table:table-cell>
          <table:table-cell table:style-name="ce2" office:value-type="float" office:value="71495137" calcext:value-type="float">
            <text:p>71495137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_Edatel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662957039</text:p>
          </table:table-cell>
          <table:table-cell table:style-name="ce2" office:value-type="float" office:value="1140825280" calcext:value-type="float">
            <text:p>1140825280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tlantico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1729657920</text:p>
          </table:table-cell>
          <table:table-cell table:style-name="ce2" office:value-type="float" office:value="1044211331" calcext:value-type="float">
            <text:p>1044211331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tlantico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775930877</text:p>
          </table:table-cell>
          <table:table-cell table:style-name="ce2" office:value-type="float" office:value="72337336" calcext:value-type="float">
            <text:p>72337336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tlantico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858360715</text:p>
          </table:table-cell>
          <table:table-cell table:style-name="ce2" office:value-type="float" office:value="72228102" calcext:value-type="float">
            <text:p>72228102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tlantico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163316971</text:p>
          </table:table-cell>
          <table:table-cell table:style-name="ce2" office:value-type="float" office:value="1045710672" calcext:value-type="float">
            <text:p>1045710672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tlantico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764936101</text:p>
          </table:table-cell>
          <table:table-cell table:style-name="ce2" office:value-type="float" office:value="72276942" calcext:value-type="float">
            <text:p>72276942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tlantico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811318523</text:p>
          </table:table-cell>
          <table:table-cell table:style-name="ce2" office:value-type="float" office:value="1045715091" calcext:value-type="float">
            <text:p>1045715091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tlantico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069194459</text:p>
          </table:table-cell>
          <table:table-cell table:style-name="ce2" office:value-type="float" office:value="1065631652" calcext:value-type="float">
            <text:p>1065631652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Cesar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60940824367</text:p>
          </table:table-cell>
          <table:table-cell table:style-name="ce2" office:value-type="float" office:value="19441850" calcext:value-type="float">
            <text:p>19441850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Cundinamarca Nor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401320923</text:p>
          </table:table-cell>
          <table:table-cell table:style-name="ce2" office:value-type="float" office:value="80070534" calcext:value-type="float">
            <text:p>80070534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Cundinamarca Sur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136269838</text:p>
          </table:table-cell>
          <table:table-cell table:style-name="ce2" office:value-type="float" office:value="1106774994" calcext:value-type="float">
            <text:p>1106774994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Cundinamarca Sur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094418618</text:p>
          </table:table-cell>
          <table:table-cell table:style-name="ce2" office:value-type="float" office:value="1073707544" calcext:value-type="float">
            <text:p>1073707544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Cundinamarca Sur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282695983</text:p>
          </table:table-cell>
          <table:table-cell table:style-name="ce2" office:value-type="float" office:value="1000132336" calcext:value-type="float">
            <text:p>1000132336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Cundinamarca Sur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882680734</text:p>
          </table:table-cell>
          <table:table-cell table:style-name="ce2" office:value-type="float" office:value="1124025776" calcext:value-type="float">
            <text:p>1124025776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Otros_Municipios_Nort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779935780</text:p>
          </table:table-cell>
          <table:table-cell table:style-name="ce2" office:value-type="float" office:value="1096201025" calcext:value-type="float">
            <text:p>1096201025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Santander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737282074</text:p>
          </table:table-cell>
          <table:table-cell table:style-name="ce2" office:value-type="float" office:value="91160524" calcext:value-type="float">
            <text:p>91160524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Santander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216942711</text:p>
          </table:table-cell>
          <table:table-cell table:style-name="ce2" office:value-type="float" office:value="1102860345" calcext:value-type="float">
            <text:p>1102860345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Sucr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669328866</text:p>
          </table:table-cell>
          <table:table-cell table:style-name="ce2" office:value-type="float" office:value="1107515415" calcext:value-type="float">
            <text:p>1107515415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Vall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807182310</text:p>
          </table:table-cell>
          <table:table-cell table:style-name="ce2" office:value-type="float" office:value="1033706189" calcext:value-type="float">
            <text:p>1033706189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Vall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808073584</text:p>
          </table:table-cell>
          <table:table-cell table:style-name="ce2" office:value-type="float" office:value="1144154360" calcext:value-type="float">
            <text:p>1144154360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Vall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310823737</text:p>
          </table:table-cell>
          <table:table-cell table:style-name="ce2" office:value-type="float" office:value="1115080439" calcext:value-type="float">
            <text:p>1115080439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Valle</text:p>
          </table:table-cell>
          <table:table-cell table:style-name="ce7" office:value-type="string" calcext:value-type="string">
            <text:p>OT-C16-Coordinar Instalación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763397590</text:p>
          </table:table-cell>
          <table:table-cell table:style-name="ce2" office:value-type="float" office:value="1037632120" calcext:value-type="float">
            <text:p>1037632120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Centro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970922164</text:p>
          </table:table-cell>
          <table:table-cell table:style-name="ce2" office:value-type="float" office:value="1037632120" calcext:value-type="float">
            <text:p>1037632120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Centro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723792995</text:p>
          </table:table-cell>
          <table:table-cell table:style-name="ce2" office:value-type="float" office:value="1128415567" calcext:value-type="float">
            <text:p>1128415567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Centro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739888909</text:p>
          </table:table-cell>
          <table:table-cell table:style-name="ce2" office:value-type="float" office:value="98772751" calcext:value-type="float">
            <text:p>98772751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Centro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454903400</text:p>
          </table:table-cell>
          <table:table-cell table:style-name="ce2" office:value-type="float" office:value="1020448091" calcext:value-type="float">
            <text:p>1020448091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Centro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776619366</text:p>
          </table:table-cell>
          <table:table-cell table:style-name="ce2" office:value-type="float" office:value="98666339" calcext:value-type="float">
            <text:p>98666339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238402809</text:p>
          </table:table-cell>
          <table:table-cell table:style-name="ce2" office:value-type="float" office:value="1020428838" calcext:value-type="float">
            <text:p>1020428838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772650296</text:p>
          </table:table-cell>
          <table:table-cell table:style-name="ce2" office:value-type="float" office:value="98666339" calcext:value-type="float">
            <text:p>98666339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165713866</text:p>
          </table:table-cell>
          <table:table-cell table:style-name="ce2" office:value-type="float" office:value="1001576226" calcext:value-type="float">
            <text:p>1001576226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334509940</text:p>
          </table:table-cell>
          <table:table-cell table:style-name="ce2" office:value-type="float" office:value="1128420748" calcext:value-type="float">
            <text:p>1128420748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759184249</text:p>
          </table:table-cell>
          <table:table-cell table:style-name="ce2" office:value-type="float" office:value="1128420748" calcext:value-type="float">
            <text:p>1128420748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252981190</text:p>
          </table:table-cell>
          <table:table-cell table:style-name="ce2" office:value-type="float" office:value="1005184786" calcext:value-type="float">
            <text:p>1005184786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303118116</text:p>
          </table:table-cell>
          <table:table-cell table:style-name="ce2" office:value-type="float" office:value="1005184786" calcext:value-type="float">
            <text:p>1005184786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Nor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053100956</text:p>
          </table:table-cell>
          <table:table-cell table:style-name="ce2" office:value-type="float" office:value="1040048531" calcext:value-type="float">
            <text:p>1040048531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260391909</text:p>
          </table:table-cell>
          <table:table-cell table:style-name="ce2" office:value-type="float" office:value="1037070781" calcext:value-type="float">
            <text:p>1037070781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0401001054</text:p>
          </table:table-cell>
          <table:table-cell table:style-name="ce2" office:value-type="float" office:value="1036962117" calcext:value-type="float">
            <text:p>1036962117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421127026</text:p>
          </table:table-cell>
          <table:table-cell table:style-name="ce2" office:value-type="float" office:value="1036952773" calcext:value-type="float">
            <text:p>1036952773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1276207036</text:p>
          </table:table-cell>
          <table:table-cell table:style-name="ce2" office:value-type="float" office:value="1036951213" calcext:value-type="float">
            <text:p>1036951213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586025516</text:p>
          </table:table-cell>
          <table:table-cell table:style-name="ce2" office:value-type="float" office:value="1010058263" calcext:value-type="float">
            <text:p>1010058263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116229636</text:p>
          </table:table-cell>
          <table:table-cell table:style-name="ce2" office:value-type="float" office:value="1047969477" calcext:value-type="float">
            <text:p>1047969477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0148850189</text:p>
          </table:table-cell>
          <table:table-cell table:style-name="ce2" office:value-type="float" office:value="1112465825" calcext:value-type="float">
            <text:p>1112465825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139617853</text:p>
          </table:table-cell>
          <table:table-cell table:style-name="ce2" office:value-type="float" office:value="1143397025" calcext:value-type="float">
            <text:p>1143397025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700332883</text:p>
          </table:table-cell>
          <table:table-cell table:style-name="ce2" office:value-type="float" office:value="1037070781" calcext:value-type="float">
            <text:p>1037070781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734826984</text:p>
          </table:table-cell>
          <table:table-cell table:style-name="ce2" office:value-type="float" office:value="94463268" calcext:value-type="float">
            <text:p>94463268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260515536</text:p>
          </table:table-cell>
          <table:table-cell table:style-name="ce2" office:value-type="float" office:value="1112465825" calcext:value-type="float">
            <text:p>1112465825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735379456</text:p>
          </table:table-cell>
          <table:table-cell table:style-name="ce2" office:value-type="float" office:value="15388692" calcext:value-type="float">
            <text:p>15388692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671246546</text:p>
          </table:table-cell>
          <table:table-cell table:style-name="ce2" office:value-type="float" office:value="1017274380" calcext:value-type="float">
            <text:p>1017274380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231822576</text:p>
          </table:table-cell>
          <table:table-cell table:style-name="ce2" office:value-type="float" office:value="1040041841" calcext:value-type="float">
            <text:p>1040041841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418449866</text:p>
          </table:table-cell>
          <table:table-cell table:style-name="ce2" office:value-type="float" office:value="1017245545" calcext:value-type="float">
            <text:p>1017245545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291535236</text:p>
          </table:table-cell>
          <table:table-cell table:style-name="ce2" office:value-type="float" office:value="1036392672" calcext:value-type="float">
            <text:p>1036392672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 Orient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078819659</text:p>
          </table:table-cell>
          <table:table-cell table:style-name="ce2" office:value-type="float" office:value="1037578503" calcext:value-type="float">
            <text:p>1037578503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784586416</text:p>
          </table:table-cell>
          <table:table-cell table:style-name="ce2" office:value-type="float" office:value="1001023451" calcext:value-type="float">
            <text:p>1001023451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815574996</text:p>
          </table:table-cell>
          <table:table-cell table:style-name="ce2" office:value-type="float" office:value="71745512" calcext:value-type="float">
            <text:p>71745512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167663963</text:p>
          </table:table-cell>
          <table:table-cell table:style-name="ce2" office:value-type="float" office:value="1037578503" calcext:value-type="float">
            <text:p>1037578503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238520539</text:p>
          </table:table-cell>
          <table:table-cell table:style-name="ce2" office:value-type="float" office:value="1039679344" calcext:value-type="float">
            <text:p>1039679344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373141176</text:p>
          </table:table-cell>
          <table:table-cell table:style-name="ce2" office:value-type="float" office:value="98766011" calcext:value-type="float">
            <text:p>98766011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724147249</text:p>
          </table:table-cell>
          <table:table-cell table:style-name="ce2" office:value-type="float" office:value="1001023451" calcext:value-type="float">
            <text:p>1001023451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1446534086</text:p>
          </table:table-cell>
          <table:table-cell table:style-name="ce2" office:value-type="float" office:value="1040748420" calcext:value-type="float">
            <text:p>1040748420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896803446</text:p>
          </table:table-cell>
          <table:table-cell table:style-name="ce2" office:value-type="float" office:value="1039048641" calcext:value-type="float">
            <text:p>1039048641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396011767</text:p>
          </table:table-cell>
          <table:table-cell table:style-name="ce2" office:value-type="float" office:value="1017124536" calcext:value-type="float">
            <text:p>1017124536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270698848</text:p>
          </table:table-cell>
          <table:table-cell table:style-name="ce2" office:value-type="float" office:value="1128446471" calcext:value-type="float">
            <text:p>1128446471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737347122</text:p>
          </table:table-cell>
          <table:table-cell table:style-name="ce2" office:value-type="float" office:value="70136989" calcext:value-type="float">
            <text:p>70136989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828815586</text:p>
          </table:table-cell>
          <table:table-cell table:style-name="ce2" office:value-type="float" office:value="1216717818" calcext:value-type="float">
            <text:p>1216717818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78912918686</text:p>
          </table:table-cell>
          <table:table-cell table:style-name="ce2" office:value-type="float" office:value="1128455744" calcext:value-type="float">
            <text:p>1128455744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916831806</text:p>
          </table:table-cell>
          <table:table-cell table:style-name="ce2" office:value-type="float" office:value="1128455744" calcext:value-type="float">
            <text:p>1128455744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143686688</text:p>
          </table:table-cell>
          <table:table-cell table:style-name="ce2" office:value-type="float" office:value="1020409979" calcext:value-type="float">
            <text:p>1020409979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178523367</text:p>
          </table:table-cell>
          <table:table-cell table:style-name="ce2" office:value-type="float" office:value="1037608427" calcext:value-type="float">
            <text:p>1037608427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281633326</text:p>
          </table:table-cell>
          <table:table-cell table:style-name="ce2" office:value-type="float" office:value="70136989" calcext:value-type="float">
            <text:p>70136989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758481146</text:p>
          </table:table-cell>
          <table:table-cell table:style-name="ce2" office:value-type="float" office:value="98639106" calcext:value-type="float">
            <text:p>98639106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893103176</text:p>
          </table:table-cell>
          <table:table-cell table:style-name="ce2" office:value-type="float" office:value="1001250115" calcext:value-type="float">
            <text:p>1001250115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166813146</text:p>
          </table:table-cell>
          <table:table-cell table:style-name="ce2" office:value-type="float" office:value="1216717818" calcext:value-type="float">
            <text:p>1216717818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328457646</text:p>
          </table:table-cell>
          <table:table-cell table:style-name="ce2" office:value-type="float" office:value="8162690" calcext:value-type="float">
            <text:p>8162690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Antioquia Sur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057712932</text:p>
          </table:table-cell>
          <table:table-cell table:style-name="ce2" office:value-type="float" office:value="1038822296" calcext:value-type="float">
            <text:p>1038822296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_Edatel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382037112</text:p>
          </table:table-cell>
          <table:table-cell table:style-name="ce2" office:value-type="float" office:value="13570348" calcext:value-type="float">
            <text:p>13570348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_Edatel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531468556</text:p>
          </table:table-cell>
          <table:table-cell table:style-name="ce2" office:value-type="float" office:value="1042064684" calcext:value-type="float">
            <text:p>1042064684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_Edatel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367496146</text:p>
          </table:table-cell>
          <table:table-cell table:style-name="ce2" office:value-type="float" office:value="15075726" calcext:value-type="float">
            <text:p>15075726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Antioquia_Edatel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3074341160</text:p>
          </table:table-cell>
          <table:table-cell table:style-name="ce2" office:value-type="float" office:value="1085280839" calcext:value-type="float">
            <text:p>1085280839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Nariño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163742039</text:p>
          </table:table-cell>
          <table:table-cell table:style-name="ce2" office:value-type="float" office:value="1085280839" calcext:value-type="float">
            <text:p>1085280839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Nariño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026589916</text:p>
          </table:table-cell>
          <table:table-cell table:style-name="ce2" office:value-type="float" office:value="1102859404" calcext:value-type="float">
            <text:p>1102859404</text:p>
          </table:table-cell>
          <table:table-cell table:style-name="ce5" office:value-type="string" calcext:value-type="string">
            <text:p>Energía Integral Andina</text:p>
          </table:table-cell>
          <table:table-cell table:style-name="ce2" office:value-type="string" calcext:value-type="string">
            <text:p>Sucr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216034026</text:p>
          </table:table-cell>
          <table:table-cell table:style-name="ce2" office:value-type="float" office:value="1054920286" calcext:value-type="float">
            <text:p>1054920286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Vall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308346406</text:p>
          </table:table-cell>
          <table:table-cell table:style-name="ce2" office:value-type="float" office:value="1118020387" calcext:value-type="float">
            <text:p>1118020387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Vall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2747142604</text:p>
          </table:table-cell>
          <table:table-cell table:style-name="ce2" office:value-type="float" office:value="12234904" calcext:value-type="float">
            <text:p>12234904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Vall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-65084421354903</text:p>
          </table:table-cell>
          <table:table-cell table:style-name="ce2" office:value-type="float" office:value="1087207284" calcext:value-type="float">
            <text:p>1087207284</text:p>
          </table:table-cell>
          <table:table-cell table:style-name="ce6" office:value-type="string" calcext:value-type="string">
            <text:p>EMTELCO</text:p>
          </table:table-cell>
          <table:table-cell table:style-name="ce2" office:value-type="string" calcext:value-type="string">
            <text:p>Valle</text:p>
          </table:table-cell>
          <table:table-cell table:style-name="ce7" office:value-type="string" calcext:value-type="string">
            <text:p>OT-T07-Gestion Reparaciones</text:p>
          </table:table-cell>
          <table:table-cell table:style-name="ce8" office:value-type="string" calcext:value-type="string">
            <text:p>Incumplimiento</text:p>
          </table:table-cell>
          <table:table-cell table:style-name="ce7" office:value-type="string" calcext:value-type="string">
            <text:p>Capacidad operativa(No visita)</text:p>
          </table:table-cell>
          <table:table-cell table:style-name="ce9" office:value-type="string" calcext:value-type="string">
            <text:p>Comercial</text:p>
          </table:table-cell>
          <table:table-cell table:number-columns-repeated="1016"/>
        </table:table-row>
        <table:table-row table:style-name="ro1" table:number-rows-repeated="64876">
          <table:table-cell table:number-columns-repeated="1024"/>
        </table:table-row>
        <table:table-row table:style-name="ro3" table:number-rows-repeated="11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 table:number-rows-repeated="357">
          <table:table-cell table:number-columns-repeated="1024"/>
        </table:table-row>
        <table:table-row table:style-name="ro1" table:number-rows-repeated="983040">
          <table:table-cell table:number-columns-repeated="1024"/>
        </table:table-row>
        <table:table-row table:style-name="ro4" table:number-rows-repeated="6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Hoja_1.$A$1" table:cell-range-address="#REF!"/>
        </table:named-expressions>
      </table:table>
      <table:table table:name="Formato" table:style-name="ta2">
        <table:table-column table:style-name="co10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54" table:default-cell-style-name="ce12"/>
        <table:table-row table:style-name="ro1">
          <table:table-cell table:style-name="ce10" office:value-type="string" calcext:value-type="string">
            <text:p>Pendientes de Click</text:p>
          </table:table-cell>
          <table:table-cell table:number-columns-repeated="256"/>
        </table:table-row>
        <table:table-row table:style-name="ro1">
          <table:table-cell table:style-name="ce11" office:value-type="string" calcext:value-type="string">
            <text:p>OT-C16-Coordinar Instalación</text:p>
          </table:table-cell>
          <table:table-cell table:number-columns-repeated="256"/>
        </table:table-row>
        <table:table-row table:style-name="ro1">
          <table:table-cell table:style-name="ce11" office:value-type="string" calcext:value-type="string">
            <text:p>OT-T07-Llegada de Equipos</text:p>
          </table:table-cell>
          <table:table-cell table:number-columns-repeated="256"/>
        </table:table-row>
        <table:table-row table:style-name="ro1">
          <table:table-cell table:style-name="ce11" office:value-type="string" calcext:value-type="string">
            <text:p>OT-C19-Factores climáticos</text:p>
          </table:table-cell>
          <table:table-cell table:number-columns-repeated="256"/>
        </table:table-row>
        <table:table-row table:style-name="ro1">
          <table:table-cell table:style-name="ce11" office:value-type="string" calcext:value-type="string">
            <text:p>OT-T19-Plataforma caida</text:p>
          </table:table-cell>
          <table:table-cell table:number-columns-repeated="256"/>
        </table:table-row>
        <table:table-row table:style-name="ro1">
          <table:table-cell table:style-name="ce11" office:value-type="string" calcext:value-type="string">
            <text:p>OT-C04-Orden público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10" office:value-type="string" calcext:value-type="string">
            <text:p>ACCION</text:p>
          </table:table-cell>
          <table:table-cell/>
          <table:table-cell table:style-name="ce10" office:value-type="string" calcext:value-type="string">
            <text:p>ACCION</text:p>
          </table:table-cell>
          <table:table-cell table:number-columns-repeated="254"/>
        </table:table-row>
        <table:table-row table:style-name="ro1">
          <table:table-cell table:style-name="ce11" office:value-type="string" calcext:value-type="string">
            <text:p>Incumplimiento</text:p>
          </table:table-cell>
          <table:table-cell/>
          <table:table-cell table:style-name="ce11" office:value-type="string" calcext:value-type="string">
            <text:p>Cumplimiento Agenda</text:p>
          </table:table-cell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1">
          <table:table-cell table:style-name="ce10" office:value-type="string" calcext:value-type="string">
            <text:p>SUB_ACCION</text:p>
          </table:table-cell>
          <table:table-cell/>
          <table:table-cell table:style-name="ce10" office:value-type="string" calcext:value-type="string">
            <text:p>SUB_ACCION</text:p>
          </table:table-cell>
          <table:table-cell table:number-columns-repeated="254"/>
        </table:table-row>
        <table:table-row table:style-name="ro1">
          <table:table-cell table:style-name="ce11" office:value-type="string" calcext:value-type="string">
            <text:p>Capacidad operativa(No visita)</text:p>
          </table:table-cell>
          <table:table-cell/>
          <table:table-cell table:style-name="ce11" office:value-type="string" calcext:value-type="string">
            <text:p>Causa comun conocida</text:p>
          </table:table-cell>
          <table:table-cell table:number-columns-repeated="254"/>
        </table:table-row>
        <table:table-row table:style-name="ro1">
          <table:table-cell table:style-name="ce11" office:value-type="string" calcext:value-type="string">
            <text:p>Causa comun conocida</text:p>
          </table:table-cell>
          <table:table-cell/>
          <table:table-cell table:style-name="ce11" office:value-type="string" calcext:value-type="string">
            <text:p>Clima</text:p>
          </table:table-cell>
          <table:table-cell table:number-columns-repeated="254"/>
        </table:table-row>
        <table:table-row table:style-name="ro1">
          <table:table-cell table:style-name="ce11" office:value-type="string" calcext:value-type="string">
            <text:p>Clima</text:p>
          </table:table-cell>
          <table:table-cell/>
          <table:table-cell table:style-name="ce11" office:value-type="string" calcext:value-type="string">
            <text:p>Equipos</text:p>
          </table:table-cell>
          <table:table-cell table:number-columns-repeated="254"/>
        </table:table-row>
        <table:table-row table:style-name="ro1">
          <table:table-cell table:style-name="ce11" office:value-type="string" calcext:value-type="string">
            <text:p>Equipos</text:p>
          </table:table-cell>
          <table:table-cell/>
          <table:table-cell table:style-name="ce11" office:value-type="string" calcext:value-type="string">
            <text:p>Fallas en la plataforma</text:p>
          </table:table-cell>
          <table:table-cell table:number-columns-repeated="254"/>
        </table:table-row>
        <table:table-row table:style-name="ro1">
          <table:table-cell table:style-name="ce11" office:value-type="string" calcext:value-type="string">
            <text:p>Fallas en la plataforma</text:p>
          </table:table-cell>
          <table:table-cell/>
          <table:table-cell table:style-name="ce11" office:value-type="string" calcext:value-type="string">
            <text:p>Novedades Click</text:p>
          </table:table-cell>
          <table:table-cell table:number-columns-repeated="254"/>
        </table:table-row>
        <table:table-row table:style-name="ro1">
          <table:table-cell table:style-name="ce11" office:value-type="string" calcext:value-type="string">
            <text:p>Novedades Click</text:p>
          </table:table-cell>
          <table:table-cell/>
          <table:table-cell table:style-name="ce11" office:value-type="string" calcext:value-type="string">
            <text:p>Orden publico</text:p>
          </table:table-cell>
          <table:table-cell table:number-columns-repeated="254"/>
        </table:table-row>
        <table:table-row table:style-name="ro1">
          <table:table-cell table:style-name="ce11" office:value-type="string" calcext:value-type="string">
            <text:p>Orden publico</text:p>
          </table:table-cell>
          <table:table-cell/>
          <table:table-cell table:style-name="ce11" office:value-type="string" calcext:value-type="string">
            <text:p>Sobre-Agendamiento</text:p>
          </table:table-cell>
          <table:table-cell table:number-columns-repeated="254"/>
        </table:table-row>
        <table:table-row table:style-name="ro1">
          <table:table-cell table:style-name="ce11" office:value-type="string" calcext:value-type="string">
            <text:p>Sobre-Agendamiento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10" office:value-type="string" calcext:value-type="string">
            <text:p>PROCESO</text:p>
          </table:table-cell>
          <table:table-cell/>
          <table:table-cell table:style-name="ce10" office:value-type="string" calcext:value-type="string">
            <text:p>PROCESO</text:p>
          </table:table-cell>
          <table:table-cell table:number-columns-repeated="254"/>
        </table:table-row>
        <table:table-row table:style-name="ro1">
          <table:table-cell table:style-name="ce11" office:value-type="string" calcext:value-type="string">
            <text:p>Comercial</text:p>
          </table:table-cell>
          <table:table-cell/>
          <table:table-cell table:style-name="ce11" office:value-type="string" calcext:value-type="string">
            <text:p>Comercial</text:p>
          </table:table-cell>
          <table:table-cell table:number-columns-repeated="254"/>
        </table:table-row>
        <table:table-row table:style-name="ro1" table:number-rows-repeated="1048553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  <table:database-ranges>
        <table:database-range table:name="__Anonymous_Sheet_DB__0" table:target-range-address="Hoja_1.A1:Hoja_1.H125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style:glyph-orientation-vertical="0" fo:background-color="#00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style:glyph-orientation-vertical="0" fo:background-color="#808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style:glyph-orientation-vertical="0" fo:background-color="#ff8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style:glyph-orientation-vertical="0" fo:background-color="#ff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Calibri" style:font-family-complex="Calibri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Heading_20__28_user_29__20__28_user_29_" style:display-name="Heading (user)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Calibri" style:font-family-complex="Calibri" style:font-family-generic-complex="swiss" style:font-pitch-complex="variable" style:font-size-complex="24pt" style:font-style-complex="normal" style:font-weight-complex="bold"/>
    </style:style>
    <style:style style:name="Heading_20_1_20_1" style:display-name="Heading 1 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Hyperlink_20_1" style:display-name="Hyperlink 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style:glyph-orientation-vertical="0" fo:background-color="#ffff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5f_Hoja3" style:display-name="Normal 2_Hoj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2_20_2_20_2" style:display-name="Normal 3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3_20_2" style:display-name="Normal 3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5f_Hoja3" style:display-name="Normal 3_Hoj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_20_2_20_2" style:display-name="Normal 4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" style:display-name="Normal 4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_5f_Hoja3" style:display-name="Normal 4_Hoj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_20_2_20_2" style:display-name="Normal 5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2_20_2" style:display-name="Normal 8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3" style:display-name="Normal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0.74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Porcentaje_20_2" style:display-name="Porcentaje 2" style:family="table-cell" style:parent-style-name="Default" style:data-style-name="N1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Porcentaje_20_2_20_2" style:display-name="Porcentaje 2 2" style:family="table-cell" style:parent-style-name="Default" style:data-style-name="N10">
      <style:table-cell-properties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tus_20_1" style:display-name="Status 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_20_1" style:display-name="Text 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o_20_explicativo_20_2" style:display-name="Texto explicativo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655cm" fo:margin-bottom="2.655cm" fo:margin-left="1.778cm" fo:margin-right="1.778cm" style:print-page-order="ltr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page-width="27.94cm" fo:page-height="21.59cm" style:num-format="1" style:print-orientation="landscape" fo:margin-top="2.655cm" fo:margin-bottom="2.655cm" fo:margin-left="1.778cm" fo:margin-right="1.778cm" style:print-page-order="ltr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5f_1" style:display-name="PageStyle_Hoja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ato" style:display-name="PageStyle_Format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MIRO JOSE ARDILA MANJARREZ</meta:initial-creator>
    <meta:creation-date>2021-09-20T16:02:54</meta:creation-date>
    <dc:date>2023-06-17T18:12:22.780000000</dc:date>
    <meta:editing-cycles>10</meta:editing-cycles>
    <meta:editing-duration>PT1H8M2S</meta:editing-duration>
    <meta:generator>LibreOffice/7.0.6.2$Windows_X86_64 LibreOffice_project/144abb84a525d8e30c9dbbefa69cbbf2d8d4ae3b</meta:generator>
    <meta:document-statistic meta:table-count="2" meta:cell-count="1031" meta:object-count="0"/>
    <meta:user-defined meta:name="ProgId">Excel.Sheet</meta:user-defined>
  </office:meta>
</office:document-meta>
</file>